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1.27cm" style:auto-text-indent="false"/>
      <style:text-properties fo:color="#000000" style:font-name="Calibri"/>
    </style:style>
    <style:style style:name="P2" style:family="paragraph" style:parent-style-name="Normal">
      <style:paragraph-properties fo:margin-left="0cm" fo:margin-right="0cm" fo:text-indent="1.27cm" style:auto-text-indent="false"/>
      <style:text-properties fo:color="#000000" style:font-name="Calibri" fo:font-size="10pt"/>
    </style:style>
    <style:style style:name="P3" style:family="paragraph" style:parent-style-name="Normal">
      <style:paragraph-properties fo:margin-left="0cm" fo:margin-right="0cm" fo:text-indent="1.27cm" style:auto-text-indent="false"/>
      <style:text-properties style:font-name="Calibri"/>
    </style:style>
    <style:style style:name="P4" style:family="paragraph" style:parent-style-name="Normal">
      <style:paragraph-properties fo:margin-left="2.54cm" fo:margin-right="0cm" fo:text-indent="0cm" style:auto-text-indent="false"/>
      <style:text-properties fo:color="#000000" style:font-name="Calibri"/>
    </style:style>
    <style:style style:name="P5" style:family="paragraph" style:parent-style-name="Normal">
      <style:paragraph-properties fo:margin-left="2.54cm" fo:margin-right="0cm" fo:text-indent="0cm" style:auto-text-indent="false"/>
      <style:text-properties style:font-name="Calibri"/>
    </style:style>
    <style:style style:name="P6" style:family="paragraph" style:parent-style-name="Normal">
      <style:text-properties fo:color="#000000" style:font-name="Calibri"/>
    </style:style>
    <style:style style:name="P7" style:family="paragraph" style:parent-style-name="Normal">
      <loext:graphic-properties draw:fill="solid" draw:fill-color="#ffffff" draw:opacity="100%"/>
      <style:paragraph-properties fo:background-color="#ffffff"/>
      <style:text-properties fo:color="#000000" style:font-name="Calibri"/>
    </style:style>
    <style:style style:name="P8" style:family="paragraph" style:parent-style-name="Normal">
      <style:text-properties fo:color="#000000" style:font-name="Calibri" fo:font-size="10pt"/>
    </style:style>
    <style:style style:name="P9" style:family="paragraph" style:parent-style-name="Normal">
      <style:text-properties fo:color="#000000" style:font-name="Calibri" officeooo:paragraph-rsid="001880f7"/>
    </style:style>
    <style:style style:name="P10" style:family="paragraph" style:parent-style-name="Normal">
      <style:text-properties style:font-name="Calibri"/>
    </style:style>
    <style:style style:name="P11" style:family="paragraph" style:parent-style-name="Normal">
      <style:text-properties style:font-name="Calibri" fo:font-size="10pt"/>
    </style:style>
    <style:style style:name="P12" style:family="paragraph" style:parent-style-name="Normal">
      <style:text-properties style:font-name="Calibri" fo:font-weight="bold"/>
    </style:style>
    <style:style style:name="P13" style:family="paragraph" style:parent-style-name="Normal">
      <loext:graphic-properties draw:fill="solid" draw:fill-color="#ffffff" draw:opacity="100%"/>
      <style:paragraph-properties fo:background-color="#ffffff"/>
    </style:style>
    <style:style style:name="P14" style:family="paragraph" style:parent-style-name="Normal">
      <style:paragraph-properties fo:break-before="page"/>
      <style:text-properties style:font-name="Calibri"/>
    </style:style>
    <style:style style:name="P15" style:family="paragraph" style:parent-style-name="Normal">
      <style:paragraph-properties fo:margin-left="1.27cm" fo:margin-right="0cm" fo:text-indent="0cm" style:auto-text-indent="false"/>
      <style:text-properties fo:color="#000000" style:font-name="Calibri"/>
    </style:style>
    <style:style style:name="P16" style:family="paragraph" style:parent-style-name="Normal">
      <style:paragraph-properties fo:margin-left="1.27cm" fo:margin-right="0cm" fo:text-indent="1.27cm" style:auto-text-indent="false"/>
      <style:text-properties style:font-name="Calibri"/>
    </style:style>
    <style:style style:name="P17" style:family="paragraph" style:parent-style-name="Normal">
      <style:paragraph-properties fo:margin-left="1.27cm" fo:margin-right="0cm" fo:text-indent="1.27cm" style:auto-text-indent="false"/>
      <style:text-properties fo:color="#000000" style:font-name="Calibri"/>
    </style:style>
    <style:style style:name="P18" style:family="paragraph" style:parent-style-name="Normal">
      <style:paragraph-properties fo:margin-left="1.27cm" fo:margin-right="0cm" fo:text-indent="1.27cm" style:auto-text-indent="false"/>
      <style:text-properties fo:color="#000000" style:font-name="Calibri" officeooo:rsid="001880f7" officeooo:paragraph-rsid="001880f7"/>
    </style:style>
    <style:style style:name="P19" style:family="paragraph" style:parent-style-name="Normal">
      <style:paragraph-properties fo:margin-left="3.81cm" fo:margin-right="0cm" fo:text-indent="0cm" style:auto-text-indent="false"/>
      <style:text-properties style:font-name="Calibri"/>
    </style:style>
    <style:style style:name="P20" style:family="paragraph" style:parent-style-name="Normal">
      <loext:graphic-properties draw:fill="solid" draw:fill-color="#ffffff" draw:opacity="100%"/>
      <style:paragraph-properties fo:background-color="#ffffff"/>
      <style:text-properties officeooo:paragraph-rsid="001a97df"/>
    </style:style>
    <style:style style:name="P21" style:family="paragraph" style:parent-style-name="Normal">
      <style:text-properties fo:color="#000000" style:font-name="Calibri" officeooo:paragraph-rsid="001880f7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/>
    </style:style>
    <style:style style:name="T3" style:family="text">
      <style:text-properties fo:color="#000000" style:font-name="Calibri"/>
    </style:style>
    <style:style style:name="T4" style:family="text">
      <style:text-properties fo:color="#000000" style:font-name="Calibri" fo:font-size="10pt"/>
    </style:style>
    <style:style style:name="T5" style:family="text">
      <style:text-properties fo:color="#000000" style:font-name="Calibri" fo:font-style="italic"/>
    </style:style>
    <style:style style:name="T6" style:family="text">
      <style:text-properties fo:color="#7f0055" style:font-name="Calibri" fo:font-size="10pt" fo:font-weight="bold"/>
    </style:style>
    <style:style style:name="T7" style:family="text">
      <style:text-properties fo:color="#0000c0" style:font-name="Calibri" fo:font-size="10pt"/>
    </style:style>
    <style:style style:name="T8" style:family="text">
      <style:text-properties fo:color="#3f7f5f" style:font-name="Calibri" fo:font-size="10pt"/>
    </style:style>
    <style:style style:name="T9" style:family="text">
      <style:text-properties officeooo:rsid="001880f7"/>
    </style:style>
    <style:style style:name="T10" style:family="text">
      <style:text-properties officeooo:rsid="0019a11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4">D2DMH OMNeT++ Short Documentation (Code is commented)</text:p>
        <text:p text:style-name="P10"/>
        <text:p text:style-name="P10">-D2DMH combines SimuLTE with routing in Inet Framework</text:p>
        <text:p text:style-name="P10">-Following steps were made</text:p>
        <text:p text:style-name="P10"><text:tab/>- Binder needs to enable D2D capability between all UEs</text:p>
        <text:p text:style-name="P10"><text:tab/><text:tab/>-set utilizeAODV=true in module binder</text:p>
        <text:p text:style-name="P10"><text:tab/>-Mac addresses are needed to enable routing</text:p>
        <text:p text:style-name="P10"><text:tab/><text:tab/>-set utilizeAODV=true in mac module (LTEMacUE)</text:p>
        <text:p text:style-name="P10"><text:tab/>-IP2LTE module can note handle ARP</text:p>
        <text:p text:style-name="P10"><text:tab/><text:tab/>- set ARP module = GlobalARP in omnetpp.ini</text:p>
        <text:p text:style-name="P10"><text:tab/>-IP2LTE needs to handle IP packets differently. Packet’s next hop are in the control info <text:tab/> <text:tab/> and not in the direct header anymore. Broadcast IPs are mapped to multicast IPs.</text:p>
        <text:p text:style-name="P10"><text:tab/><text:tab/>- set utilizeAODV=true in IP2LTE module</text:p>
        <text:p text:style-name="Normal"><text:span text:style-name="T1"><text:tab/>-Important change in </text:span><text:span text:style-name="T2">LteMacUeD2D::macHandleRac</text:span></text:p>
        <text:p text:style-name="P10"/>
        <text:p text:style-name="Normal"><text:span text:style-name="T4">... <text:s text:c="6"/></text:span><text:span text:style-name="T6">if</text:span><text:span text:style-name="T4"> (</text:span><text:span text:style-name="T7">racD2DMulticastRequested_</text:span><text:span text:style-name="T4">)</text:span></text:p>
        <text:p text:style-name="P8"><text:s text:c="4"/><text:tab/> <text:s text:c="2"/>{</text:p>
        <text:p text:style-name="Normal"><text:span text:style-name="T4"><text:s text:c="7"/><text:tab/> <text:s text:c="3"/></text:span><text:span text:style-name="T7">bsrD2DMulticastTriggered_</text:span><text:span text:style-name="T4">=</text:span><text:span text:style-name="T6">true</text:span><text:span text:style-name="T4">;</text:span></text:p>
        <text:p text:style-name="Normal"><text:span text:style-name="T4"><text:s text:c="7"/><text:tab/> <text:s text:c="3"/></text:span><text:span text:style-name="T7">bsrTriggered_</text:span><text:span text:style-name="T4">=</text:span><text:span text:style-name="T6">false</text:span><text:span text:style-name="T4">; </text:span><text:span text:style-name="T8">//ADDED</text:span></text:p>
        <text:p text:style-name="P11"/>
        <text:p text:style-name="P8"><text:s text:c="4"/><text:tab/> <text:s text:c="2"/>}</text:p>
        <text:p text:style-name="Normal"><text:span text:style-name="T4"><text:s text:c="5"/><text:tab/> <text:s/></text:span><text:span text:style-name="T6">else</text:span></text:p>
        <text:p text:style-name="P2"><text:s text:c="7"/>{</text:p>
        <text:p text:style-name="Normal"><text:span text:style-name="T4"><text:s text:c="6"/><text:tab/> <text:s text:c="8"/></text:span><text:span text:style-name="T7">bsrTriggered_</text:span><text:span text:style-name="T4"> = </text:span><text:span text:style-name="T6">true</text:span></text:p>
        <text:p text:style-name="Normal"><text:span text:style-name="T4"><text:s text:c="6"/><text:tab/> <text:s text:c="8"/></text:span><text:span text:style-name="T7">bsrD2DMulticastTriggered_</text:span><text:span text:style-name="T4">=</text:span><text:span text:style-name="T6">false</text:span><text:span text:style-name="T4">; </text:span><text:span text:style-name="T8">//ADDED</text:span></text:p>
        <text:p text:style-name="P8"><text:s text:c="5"/><text:tab/> <text:s/>}</text:p>
        <text:p text:style-name="P8">...</text:p>
        <text:p text:style-name="P9"><text:tab/>-Lines with “//ADDED” were added to handle multicast and unicast packets in one <text:s text:c="2"/><text:tab/> <text:tab/> simulation</text:p>
        <text:p text:style-name="P9"/>
        <text:p text:style-name="P20"><text:span text:style-name="T3">- In LTERealisticChannelModel: Unit disc path loss model implemented <text:tab/><text:tab/><text:tab/><text:tab/></text:span></text:p>
        <text:p text:style-name="P20"><text:span text:style-name="T3"><text:tab/></text:span><text:span text:style-name="T5">(Zero_Until_Tx_Range)</text:span><text:span text:style-name="T3"> --&gt; Attenuation is zero until Tx_Range, inf for larger</text:span></text:p>
        <text:p text:style-name="P13"><text:span text:style-name="T5"><text:tab/></text:span><text:span text:style-name="T3">-Necessary because implemented models have a maximum transmission range (10000m)</text:span></text:p>
        <text:p text:style-name="P7"><text:tab/><text:tab/>and neighbor discovery module only relies on distance and transmission range.</text:p>
        <text:p text:style-name="P7"><text:tab/>-Transmission range to be set in “config_channel.xml”</text:p>
        <text:p text:style-name="P10"/>
        <text:p text:style-name="P6">-AODV/LD</text:p>
        <text:p text:style-name="P6"><text:tab/>-Link Duration Module contained in every UE and contains following 3 submodules</text:p>
        <text:p text:style-name="P15">-SimpleNeighborDiscovery: Responsible to determine if UE is reachable or not by <text:tab/>comparing Euclidean distance with transmission range. Emits a signal for AODV/LD</text:p>
        <text:p text:style-name="P17">when link is broken</text:p>
        <text:p text:style-name="P18">Is called every X seconds (could be adapted by parameter, default = 1s) → updates </text:p>
        <text:p text:style-name="P18">NeighborLinkTimeTable</text:p>
        <text:p text:style-name="P1">-NeighborLinkTimeTable: Contains information if and for how long UEs are neighbor of this<text:tab/><text:tab/> UE and is able to offer it</text:p>
        <text:p text:style-name="P15">-ResidualLinkLifetime: Takes information of link lifetime distribution from CDF module and</text:p>
        <text:p text:style-name="P4">link lifetime of NeighborLinkTimeTable to estimate residual link lifetime</text:p>
        <text:p text:style-name="P4"/>
        <text:p text:style-name="P1">-CDF module</text:p>
        <text:p text:style-name="P6"><text:tab/><text:tab/>-One module in whole simulation. Has information about Medina’s PDF and CDF</text:p>
        <text:p text:style-name="P6"><text:tab/><text:tab/>and is able to offer it</text:p>
        <text:p text:style-name="P10"><text:soft-page-break/><text:tab/><text:tab/>-Contains mapping from CDF(t)-&gt; t, because inversion of CDF is complex to calculate</text:p>
        <text:p text:style-name="P10"><text:tab/><text:tab/>- <text:span text:style-name="T9">Maximum for t is 24h (CDF(&gt;24h) → CDF(24h)) </text:span></text:p>
        <text:p text:style-name="P10"/>
        <text:p text:style-name="P10"><text:tab/>AODVLDControlPackets_m</text:p>
        <text:p text:style-name="P10"><text:tab/><text:tab/>-Added residual link lifetime to RREQ</text:p>
        <text:p text:style-name="P10"><text:tab/><text:tab/>-Added residual route lifetime to RREP</text:p>
        <text:p text:style-name="P3">-AODVLDRouting</text:p>
        <text:p text:style-name="P16">-Minor adaption from AODV are commented in the code</text:p>
        <text:p text:style-name="P16">-Still no route repair implemented</text:p>
        <text:p text:style-name="P16">-Intermediate nodes are not allowed to send RREP, when they have a route to dest</text:p>
        <text:p text:style-name="P5">- prehandleRREQ: RREQ are saved until a certain time, when new RREQ occur, it is <text:s/></text:p>
        <text:p text:style-name="P19">compared to previously transmitted RREQ and the best RREQ which is candidate for rebroadcasting at the moment. New RREQ is exchanged with the currently best one, <text:s/>when it is better than both.</text:p>
        <text:p text:style-name="P5">-handle RREQ: Timer expired and the best RREQ is rebroadcasted </text:p>
        <text:p text:style-name="P5">-Only RERR lead to invalidation of routes</text:p>
        <text:p text:style-name="P5">- <text:span text:style-name="T10">RRL = min(RLL), RLL taken from RREQs → adaption needed for better RRL estimation</text:span></text:p>
        <text:p text:style-name="P10"/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Listenabsatz" style:family="paragraph" style:parent-style-name="Normal">
      <style:paragraph-properties fo:margin-left="1.27cm" fo:margin-right="0cm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loext:graphic-properties draw:fill="none" draw:fill-color="#729fcf"/>
      <style:paragraph-properties fo:line-height="100%" fo:text-align="start" style:justify-single-word="false" fo:orphans="2" fo:widows="2" fo:background-color="transparent" fo:padding="0cm" fo:border="none" style:writing-mode="lr-tb"/>
      <style:text-properties fo:font-variant="normal" fo:text-transform="none" style:font-name="Liberation Serif1" fo:font-family="'Liberation Serif'" fo:font-size="12pt" fo:language="en" fo:country="US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meta:initial-creator>JTR-GaminG</meta:initial-creator>
    <dc:creator>Raphael Elsner</dc:creator>
    <meta:creation-date>2018-09-06T15:35:00Z</meta:creation-date>
    <dc:date>2018-09-25T13:39:04.878543953</dc:date>
    <meta:editing-duration>PT7M31S</meta:editing-duration>
    <meta:editing-cycles>2</meta:editing-cycles>
    <meta:document-statistic meta:table-count="0" meta:image-count="0" meta:object-count="0" meta:page-count="2" meta:paragraph-count="55" meta:word-count="438" meta:character-count="3028" meta:non-whitespace-character-count="2488"/>
  </office:meta>
</office:document-meta>
</file>